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01cm" style:rel-column-width="14653*"/>
    </style:style>
    <style:style style:name="Table3.B" style:family="table-column">
      <style:table-column-properties style:column-width="13.199cm" style:rel-column-width="50882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103cm" style:rel-column-width="11960*"/>
    </style:style>
    <style:style style:name="Table2.B" style:family="table-column">
      <style:table-column-properties style:column-width="13.898cm" style:rel-column-width="5357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808cm"/>
    </style:style>
    <style:style style:name="P1" style:family="paragraph" style:parent-style-name="Table_20_Contents">
      <style:text-properties fo:font-style="italic" officeooo:rsid="002cd82a" officeooo:paragraph-rsid="002cd82a" style:font-style-asian="italic" style:font-style-complex="italic"/>
    </style:style>
    <style:style style:name="P2" style:family="paragraph" style:parent-style-name="Table_20_Contents">
      <style:text-properties fo:font-style="italic" officeooo:rsid="002effee" officeooo:paragraph-rsid="002effee" style:font-style-asian="italic" style:font-style-complex="italic"/>
    </style:style>
    <style:style style:name="P3" style:family="paragraph" style:parent-style-name="Standard">
      <style:paragraph-properties style:line-height-at-least="0.503cm"/>
      <style:text-properties fo:font-style="italic" style:text-underline-style="none" officeooo:rsid="001cfed9" officeooo:paragraph-rsid="002cd82a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 officeooo:rsid="001eebe2" officeooo:paragraph-rsid="001eebe2"/>
    </style:style>
    <style:style style:name="P5" style:family="paragraph" style:parent-style-name="Standard">
      <style:paragraph-properties style:line-height-at-least="0.503cm"/>
      <style:text-properties style:text-underline-style="solid" style:text-underline-width="auto" style:text-underline-color="font-color" officeooo:rsid="001eebe2"/>
    </style:style>
    <style:style style:name="P6" style:family="paragraph" style:parent-style-name="Standard">
      <style:text-properties style:text-underline-style="solid" style:text-underline-width="auto" style:text-underline-color="font-color" officeooo:rsid="00264098" officeooo:paragraph-rsid="00264098"/>
    </style:style>
    <style:style style:name="P7" style:family="paragraph" style:parent-style-name="Standard">
      <style:paragraph-properties style:line-height-at-least="0.503cm"/>
      <style:text-properties officeooo:paragraph-rsid="002b20b8"/>
    </style:style>
    <style:style style:name="P8" style:family="paragraph" style:parent-style-name="Standard">
      <style:paragraph-properties style:line-height-at-least="0.503cm"/>
      <style:text-properties officeooo:rsid="002cd82a" officeooo:paragraph-rsid="002cd82a"/>
    </style:style>
    <style:style style:name="P9" style:family="paragraph" style:parent-style-name="Table_20_Contents">
      <style:paragraph-properties style:line-height-at-least="0.503cm"/>
      <style:text-properties officeooo:rsid="002cd82a" officeooo:paragraph-rsid="002effee"/>
    </style:style>
    <style:style style:name="P10" style:family="paragraph" style:parent-style-name="Table_20_Contents">
      <style:text-properties officeooo:rsid="002cd82a" officeooo:paragraph-rsid="002cd82a"/>
    </style:style>
    <style:style style:name="P11" style:family="paragraph" style:parent-style-name="Table_20_Contents">
      <style:text-properties officeooo:rsid="002cd82a" officeooo:paragraph-rsid="002effee"/>
    </style:style>
    <style:style style:name="P12" style:family="paragraph" style:parent-style-name="Table_20_Contents">
      <style:text-properties fo:font-weight="bold" officeooo:rsid="002dc692" officeooo:paragraph-rsid="002dc692" style:font-weight-asian="bold" style:font-weight-complex="bold"/>
    </style:style>
    <style:style style:name="P13" style:family="paragraph" style:parent-style-name="Table_20_Contents">
      <style:text-properties fo:font-weight="bold" officeooo:rsid="002dc692" officeooo:paragraph-rsid="002effee" style:font-weight-asian="bold" style:font-weight-complex="bold"/>
    </style:style>
    <style:style style:name="P14" style:family="paragraph" style:parent-style-name="Table_20_Contents">
      <style:text-properties fo:font-weight="bold" officeooo:rsid="002effee" officeooo:paragraph-rsid="002effee" style:font-weight-asian="bold" style:font-weight-complex="bold"/>
    </style:style>
    <style:style style:name="P15" style:family="paragraph" style:parent-style-name="Table_20_Contents">
      <style:text-properties fo:font-weight="normal" officeooo:rsid="002cd82a" officeooo:paragraph-rsid="002cd82a" style:font-weight-asian="normal" style:font-weight-complex="normal"/>
    </style:style>
    <style:style style:name="P16" style:family="paragraph" style:parent-style-name="Table_20_Contents">
      <style:text-properties fo:font-weight="normal" officeooo:rsid="002dc692" officeooo:paragraph-rsid="002dc692" style:font-weight-asian="normal" style:font-weight-complex="normal"/>
    </style:style>
    <style:style style:name="P17" style:family="paragraph" style:parent-style-name="Table_20_Contents">
      <style:text-properties fo:font-weight="normal" officeooo:rsid="002dc692" officeooo:paragraph-rsid="002effee" style:font-weight-asian="normal" style:font-weight-complex="normal"/>
    </style:style>
    <style:style style:name="P18" style:family="paragraph" style:parent-style-name="Table_20_Contents">
      <style:text-properties officeooo:rsid="002dc692" officeooo:paragraph-rsid="002dc692"/>
    </style:style>
    <style:style style:name="P19" style:family="paragraph" style:parent-style-name="Table_20_Contents">
      <style:text-properties officeooo:rsid="002effee" officeooo:paragraph-rsid="002effee"/>
    </style:style>
    <style:style style:name="P20" style:family="paragraph" style:parent-style-name="Table_20_Contents">
      <style:text-properties officeooo:rsid="0031e763" officeooo:paragraph-rsid="0031e763"/>
    </style:style>
    <style:style style:name="P21" style:family="paragraph" style:parent-style-name="Table_20_Contents">
      <style:text-properties fo:font-style="normal" fo:font-weight="bold" officeooo:rsid="001eebe2" officeooo:paragraph-rsid="001eebe2" fo:background-color="transparent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fo:font-style="normal" fo:font-weight="bold" officeooo:rsid="001eebe2" officeooo:paragraph-rsid="0028cff4" fo:background-color="transparent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fo:font-style="normal" fo:font-weight="bold" officeooo:rsid="001eebe2" officeooo:paragraph-rsid="001f1210" fo:background-color="transparent" style:font-style-asian="normal" style:font-weight-asian="bold" style:font-style-complex="normal" style:font-weight-complex="bold"/>
    </style:style>
    <style:style style:name="P24" style:family="paragraph" style:parent-style-name="Table_20_Contents">
      <style:text-properties fo:font-style="normal" fo:font-weight="bold" officeooo:rsid="001eebe2" officeooo:paragraph-rsid="002b20b8" fo:background-color="transparent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style:font-name="Monospace" officeooo:rsid="001f1210" officeooo:paragraph-rsid="001f1210"/>
    </style:style>
    <style:style style:name="P26" style:family="paragraph" style:parent-style-name="Table_20_Contents">
      <style:text-properties style:font-name="Monospace" officeooo:rsid="001eebe2" officeooo:paragraph-rsid="001eebe2"/>
    </style:style>
    <style:style style:name="P27" style:family="paragraph" style:parent-style-name="Table_20_Contents">
      <style:text-properties style:font-name="Monospace" officeooo:rsid="0020f3ef" officeooo:paragraph-rsid="0020f3ef"/>
    </style:style>
    <style:style style:name="P28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normal" officeooo:rsid="003916aa" officeooo:paragraph-rsid="003916aa" style:font-weight-asian="normal" style:font-weight-complex="normal"/>
    </style:style>
    <style:style style:name="P29" style:family="paragraph" style:parent-style-name="Standard">
      <style:text-properties fo:font-style="normal" fo:font-weight="bold" officeooo:rsid="001eebe2" officeooo:paragraph-rsid="0020f3ef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1eebe2" officeooo:paragraph-rsid="001cfed9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Monospace" officeooo:rsid="0020f3ef" officeooo:paragraph-rsid="0020f3ef"/>
    </style:style>
    <style:style style:name="P32" style:family="paragraph" style:parent-style-name="Standard">
      <style:text-properties style:font-name="Monospace" officeooo:rsid="001cfed9" officeooo:paragraph-rsid="001cfed9"/>
    </style:style>
    <style:style style:name="P33" style:family="paragraph" style:parent-style-name="Standard">
      <style:text-properties style:font-name="Monospace" officeooo:paragraph-rsid="001eebe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officeooo:rsid="001cfed9" style:font-style-asian="italic" style:font-style-complex="italic"/>
    </style:style>
    <style:style style:name="T3" style:family="text">
      <style:text-properties fo:font-style="italic" fo:font-weight="normal" officeooo:rsid="002effee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bold" officeooo:rsid="001cfed9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f1210"/>
    </style:style>
    <style:style style:name="T8" style:family="text">
      <style:text-properties officeooo:rsid="0022bd7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2fcc2" style:font-weight-asian="bold" style:font-weight-complex="bold"/>
    </style:style>
    <style:style style:name="T11" style:family="text">
      <style:text-properties fo:font-weight="bold" officeooo:rsid="002effee" style:font-weight-asian="bold" style:font-weight-complex="bold"/>
    </style:style>
    <style:style style:name="T12" style:family="text">
      <style:text-properties officeooo:rsid="0027129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effee" style:font-weight-asian="normal" style:font-weight-complex="normal"/>
    </style:style>
    <style:style style:name="T15" style:family="text">
      <style:text-properties fo:font-weight="normal" officeooo:rsid="0031e763" style:font-weight-asian="normal" style:font-weight-complex="normal"/>
    </style:style>
    <style:style style:name="T16" style:family="text">
      <style:text-properties officeooo:rsid="0029bc70"/>
    </style:style>
    <style:style style:name="T17" style:family="text">
      <style:text-properties style:text-underline-style="none" officeooo:rsid="001cfed9"/>
    </style:style>
    <style:style style:name="T18" style:family="text">
      <style:text-properties style:text-underline-style="none" fo:font-weight="bold" officeooo:rsid="001cfed9" style:font-weight-asian="bold" style:font-weight-complex="bold"/>
    </style:style>
    <style:style style:name="T19" style:family="text">
      <style:text-properties style:text-underline-style="none" fo:font-weight="bold" officeooo:rsid="002cd82a" style:font-weight-asian="bold" style:font-weight-complex="bold"/>
    </style:style>
    <style:style style:name="T20" style:family="text">
      <style:text-properties officeooo:rsid="002effee"/>
    </style:style>
    <style:style style:name="T21" style:family="text">
      <style:text-properties officeooo:rsid="0030f9ea"/>
    </style:style>
    <style:style style:name="T22" style:family="text">
      <style:text-properties officeooo:rsid="0032fcc2"/>
    </style:style>
    <style:style style:name="T23" style:family="text">
      <style:text-properties officeooo:rsid="003666e2"/>
    </style:style>
    <style:style style:name="T24" style:family="text">
      <style:text-properties officeooo:rsid="00388831"/>
    </style:style>
    <style:style style:name="T25" style:family="text">
      <style:text-properties officeooo:rsid="003ac90b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29bc70"/>
    </style:style>
    <style:style style:name="T28" style:family="text">
      <style:text-properties style:font-name="Liberation Serif" fo:font-style="italic" style:font-style-asian="italic" style:font-style-complex="italic"/>
    </style:style>
    <style:style style:name="T29" style:family="text">
      <style:text-properties style:font-name="Liberation Serif" officeooo:rsid="003ac90b"/>
    </style:style>
    <style:style style:name="T30" style:family="text">
      <style:text-properties style:font-name="Liberation Serif" fo:font-style="normal" style:font-style-asian="normal" style:font-style-complex="normal"/>
    </style:style>
    <style:style style:name="T3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Liberation Serif" officeooo:rsid="003c6927"/>
    </style:style>
    <style:style style:name="T33" style:family="text">
      <style:text-properties style:font-name="Monospace"/>
    </style:style>
    <style:style style:name="T34" style:family="text">
      <style:text-properties style:font-name="Monospace" officeooo:rsid="002effee"/>
    </style:style>
    <style:style style:name="T35" style:family="text">
      <style:text-properties style:font-name="Monospace" fo:font-weight="normal" officeooo:rsid="0031e76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ules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Program</text:p>
          </table:table-cell>
          <table:table-cell table:style-name="Table3.B1" office:value-type="string">
            <text:p text:style-name="P8">(<text:span text:style-name="T1">Instruction | </text:span><text:span text:style-name="T6">NewLine</text:span><text:span text:style-name="T4">)*</text:span></text:p>
          </table:table-cell>
        </table:table-row>
        <table:table-row>
          <table:table-cell table:style-name="Table3.A2" office:value-type="string">
            <text:p text:style-name="P1">Instruction</text:p>
          </table:table-cell>
          <table:table-cell table:style-name="Table3.B2" office:value-type="string">
            <text:p text:style-name="P7"><text:span text:style-name="T17">((</text:span><text:span text:style-name="T5">Label</text:span><text:span text:style-name="T17"> </text:span><text:span text:style-name="T18">Colon</text:span><text:span text:style-name="T17">) | </text:span><text:span text:style-name="T18">New</text:span><text:span text:style-name="T19">L</text:span><text:span text:style-name="T18">ine</text:span><text:span text:style-name="T17">)* </text:span><text:span text:style-name="T2">InstructionDetail</text:span><text:span text:style-name="T17"> </text:span><text:span text:style-name="T18">New</text:span><text:span text:style-name="T19">L</text:span><text:span text:style-name="T18">ine</text:span></text:p>
          </table:table-cell>
        </table:table-row>
        <table:table-row>
          <table:table-cell table:style-name="Table3.A2" office:value-type="string">
            <text:p text:style-name="P2">Constant</text:p>
          </table:table-cell>
          <table:table-cell table:style-name="Table3.B2" office:value-type="string">
            <text:p text:style-name="P9"><text:span text:style-name="T14">(</text:span><text:span text:style-name="T9">Minus</text:span><text:span text:style-name="T13">?</text:span><text:span text:style-name="T9"> Number</text:span><text:span text:style-name="T14">)</text:span><text:span text:style-name="T9"> | Label</text:span></text:p>
          </table:table-cell>
        </table:table-row>
        <table:table-row>
          <table:table-cell table:style-name="Table3.A2" office:value-type="string">
            <text:p text:style-name="P3">InstructionDetail</text:p>
          </table:table-cell>
          <table:table-cell table:style-name="Table3.B2" office:value-type="string">
            <text:p text:style-name="P10">One of the below...</text:p>
          </table:table-cell>
        </table:table-row>
        <table:table-row>
          <table:table-cell table:style-name="Table3.A2" office:value-type="string">
            <text:p text:style-name="P10">MoveInstruction</text:p>
          </table:table-cell>
          <table:table-cell table:style-name="Table3.B2" office:value-type="string">
            <text:p text:style-name="P11">(<text:span text:style-name="T9">LeftBracket</text:span><text:span text:style-name="T13"> (</text:span><text:span text:style-name="T9">Register | </text:span><text:span text:style-name="T3">Constant</text:span><text:span text:style-name="T13">)</text:span><text:span text:style-name="T9"> RightBracket</text:span><text:span text:style-name="T13"> </text:span>| <text:span text:style-name="T9">Register | </text:span><text:span text:style-name="T3">Constant</text:span>) <text:span text:style-name="T9">Equals</text:span> (<text:span text:style-name="T9">LeftBracket</text:span><text:span text:style-name="T13"> (</text:span><text:span text:style-name="T9">Register | </text:span><text:span text:style-name="T3">Constant</text:span><text:span text:style-name="T13">)</text:span><text:span text:style-name="T9"> RightBracket</text:span><text:span text:style-name="T13"> </text:span>| <text:span text:style-name="T9">Register | </text:span><text:span text:style-name="T3">Constant</text:span>)</text:p>
            <text:p text:style-name="P16">registers/constants used must correspond to a valid move instruction</text:p>
          </table:table-cell>
        </table:table-row>
        <table:table-row>
          <table:table-cell table:style-name="Table3.A2" office:value-type="string">
            <text:p text:style-name="P10">ALUInstruction</text:p>
          </table:table-cell>
          <table:table-cell table:style-name="Table3.B2" office:value-type="string">
            <text:p text:style-name="P15">(<text:span text:style-name="T10">Register</text:span><text:span text:style-name="T22">?</text:span><text:span text:style-name="T9"> Equals</text:span>)? (((<text:span text:style-name="T9">Operator|Minus) Register</text:span>) | (<text:span text:style-name="T9">Register </text:span>(<text:span text:style-name="T9">Operator|Minus) Register</text:span>) | (<text:span text:style-name="T9">Register </text:span>(<text:span text:style-name="T9">Operator|Minus) Number</text:span>))</text:p>
            <text:p text:style-name="P16">registers/operators used must correspond to a valid ALU instruction</text:p>
          </table:table-cell>
        </table:table-row>
        <table:table-row>
          <table:table-cell table:style-name="Table3.A2" office:value-type="string">
            <text:p text:style-name="P10">BranchInstruction</text:p>
          </table:table-cell>
          <table:table-cell table:style-name="Table3.B2" office:value-type="string">
            <text:p text:style-name="P13">Command <text:span text:style-name="T14">(</text:span>Register <text:span text:style-name="T20">| </text:span><text:span text:style-name="T3">Constant</text:span><text:span text:style-name="T20">)</text:span></text:p>
            <text:p text:style-name="P16">where <text:span text:style-name="T9">Command</text:span> is a branch command <text:span text:style-name="T20">and </text:span><text:span text:style-name="T11">Register</text:span><text:span text:style-name="T20"> is an allowed register</text:span></text:p>
          </table:table-cell>
        </table:table-row>
        <table:table-row>
          <table:table-cell table:style-name="Table3.A2" office:value-type="string">
            <text:p text:style-name="P18">UpdateScreenInstruction</text:p>
          </table:table-cell>
          <table:table-cell table:style-name="Table3.B2" office:value-type="string">
            <text:p text:style-name="P12">Command</text:p>
            <text:p text:style-name="P16">where <text:span text:style-name="T9">Command </text:span>is <text:span text:style-name="T33">UPDATESCREEN</text:span> </text:p>
          </table:table-cell>
        </table:table-row>
        <table:table-row>
          <table:table-cell table:style-name="Table3.A2" office:value-type="string">
            <text:p text:style-name="P19">StopInstruction</text:p>
          </table:table-cell>
          <table:table-cell table:style-name="Table3.B2" office:value-type="string">
            <text:p text:style-name="P14">Command</text:p>
            <text:p text:style-name="P17">where <text:span text:style-name="T9">Command</text:span> is <text:span text:style-name="T34">STOP</text:span></text:p>
          </table:table-cell>
        </table:table-row>
        <table:table-row>
          <table:table-cell table:style-name="Table3.A2" office:value-type="string">
            <text:p text:style-name="P20">Constant<text:span text:style-name="T23">Instruction</text:span></text:p>
          </table:table-cell>
          <table:table-cell table:style-name="Table3.B2" office:value-type="string">
            <text:p text:style-name="P13">Command <text:span text:style-name="T3">Constant</text:span><text:span text:style-name="T13">*</text:span></text:p>
            <text:p text:style-name="P12"><text:span text:style-name="T13">where </text:span>Command <text:span text:style-name="T13">is </text:span><text:span text:style-name="T35">CONST</text:span></text:p>
          </table:table-cell>
        </table:table-row>
      </table:table>
      <text:p text:style-name="P5"/>
      <text:p text:style-name="P6">Terminal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Comment</text:p>
          </table:table-cell>
          <table:table-cell table:style-name="Table2.B1" office:value-type="string">
            <text:p text:style-name="P32">;[<text:span text:style-name="T24">^</text:span>\n]* <text:s text:c="4"/><text:span text:style-name="T27">(ignored </text:span><text:span text:style-name="T29">by</text:span><text:span text:style-name="T27"> the rules above)</text:span></text:p>
          </table:table-cell>
        </table:table-row>
        <table:table-row>
          <table:table-cell table:style-name="Table2.A2" office:value-type="string">
            <text:p text:style-name="P29">NewLine</text:p>
          </table:table-cell>
          <table:table-cell table:style-name="Table2.B2" office:value-type="string">
            <text:p text:style-name="P31">\<text:span text:style-name="T8">n</text:span></text:p>
          </table:table-cell>
        </table:table-row>
        <table:table-row>
          <table:table-cell table:style-name="Table2.A2" office:value-type="string">
            <text:p text:style-name="P21">Register</text:p>
          </table:table-cell>
          <table:table-cell table:style-name="Table2.B2" office:value-type="string">
            <text:p text:style-name="P33"><text:span text:style-name="T25">\</text:span>{D0<text:span text:style-name="T25">\</text:span>}|PC|D0|D1<text:span text:style-name="T7">|IN</text:span></text:p>
          </table:table-cell>
        </table:table-row>
        <table:table-row>
          <table:table-cell table:style-name="Table2.A2" office:value-type="string">
            <text:p text:style-name="P21">LeftBracket</text:p>
          </table:table-cell>
          <table:table-cell table:style-name="Table2.B2" office:value-type="string">
            <text:p text:style-name="P26">[</text:p>
          </table:table-cell>
        </table:table-row>
        <table:table-row>
          <table:table-cell table:style-name="Table2.A2" office:value-type="string">
            <text:p text:style-name="P21">RightBracket</text:p>
          </table:table-cell>
          <table:table-cell table:style-name="Table2.B2" office:value-type="string">
            <text:p text:style-name="P26">]</text:p>
          </table:table-cell>
        </table:table-row>
        <table:table-row>
          <table:table-cell table:style-name="Table2.A2" office:value-type="string">
            <text:p text:style-name="P21">Equals</text:p>
          </table:table-cell>
          <table:table-cell table:style-name="Table2.B2" office:value-type="string">
            <text:p text:style-name="P26">=</text:p>
          </table:table-cell>
        </table:table-row>
        <table:table-row>
          <table:table-cell table:style-name="Table2.A2" office:value-type="string">
            <text:p text:style-name="P22">Minus</text:p>
          </table:table-cell>
          <table:table-cell table:style-name="Table2.B2" office:value-type="string">
            <text:p text:style-name="P26">-</text:p>
          </table:table-cell>
        </table:table-row>
        <table:table-row>
          <table:table-cell table:style-name="Table2.A2" office:value-type="string">
            <text:p text:style-name="P21">Number</text:p>
          </table:table-cell>
          <table:table-cell table:style-name="Table2.B2" office:value-type="string">
            <text:p text:style-name="P26">[0-9]+</text:p>
          </table:table-cell>
        </table:table-row>
        <table:table-row>
          <table:table-cell table:style-name="Table2.A2" office:value-type="string">
            <text:p text:style-name="P23">Command</text:p>
          </table:table-cell>
          <table:table-cell table:style-name="Table2.B2" office:value-type="string">
            <text:p text:style-name="P27">[A-Z]+ <text:s text:c="3"/><text:span text:style-name="T26">(</text:span><text:span text:style-name="T32">if</text:span><text:span text:style-name="T26"> it’s not a </text:span><text:span text:style-name="T31">Register</text:span><text:span text:style-name="T26">)</text:span></text:p>
          </table:table-cell>
        </table:table-row>
        <table:table-row>
          <table:table-cell table:style-name="Table2.A2" office:value-type="string">
            <text:p text:style-name="P24">Label</text:p>
          </table:table-cell>
          <table:table-cell table:style-name="Table2.B2" office:value-type="string">
            <text:p text:style-name="P26">[a-z]<text:span text:style-name="T12">[a-zA-Z]*</text:span></text:p>
          </table:table-cell>
        </table:table-row>
        <table:table-row>
          <table:table-cell table:style-name="Table2.A2" office:value-type="string">
            <text:p text:style-name="P21">Colon</text:p>
          </table:table-cell>
          <table:table-cell table:style-name="Table2.B2" office:value-type="string">
            <text:p text:style-name="P26">:</text:p>
          </table:table-cell>
        </table:table-row>
        <table:table-row table:style-name="Table2.12">
          <table:table-cell table:style-name="Table2.A2" office:value-type="string">
            <text:p text:style-name="P23">Operator</text:p>
          </table:table-cell>
          <table:table-cell table:style-name="Table2.B2" office:value-type="string">
            <text:p text:style-name="P25"><text:span text:style-name="T25">\</text:span>+|&lt;|&gt;|~|<text:span text:style-name="T25">\</text:span>*|<text:span text:style-name="T25">\</text:span>^|/|%|&amp;|<text:span text:style-name="T25">\</text:span>|<text:span text:style-name="T21">|_</text:span>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7:39:01.948569618</meta:creation-date>
    <dc:date>2025-12-10T17:48:21.990773455</dc:date>
    <meta:editing-duration>PT13H30M35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1" meta:paragraph-count="52" meta:word-count="144" meta:character-count="1121" meta:non-whitespace-character-count="1019"/>
  </office:meta>
</office:document-meta>
</file>